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fo:font-weight="bold"/>
    </style:style>
    <style:style style:name="P2" style:family="paragraph">
      <style:paragraph-properties fo:text-align="center"/>
      <style:text-properties fo:font-size="22pt" style:text-underline-style="none" fo:font-weight="bold"/>
    </style:style>
    <style:style style:name="P3" style:family="paragraph">
      <loext:graphic-properties draw:fill="none"/>
      <style:paragraph-properties fo:text-align="center"/>
      <style:text-properties fo:font-size="22pt" fo:font-weight="bold"/>
    </style:style>
    <style:style style:name="P4" style:family="paragraph">
      <style:paragraph-properties fo:text-align="start"/>
      <style:text-properties fo:font-size="22pt" fo:font-weight="bold"/>
    </style:style>
    <style:style style:name="P5" style:family="paragraph">
      <loext:graphic-properties draw:fill="none"/>
      <style:paragraph-properties fo:text-align="start"/>
      <style:text-properties fo:font-size="22pt" fo:font-weight="bold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397cm" svg:height="1.397cm" svg:x="1.254cm" svg:y="8.382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397cm" svg:height="1.397cm" svg:x="10.779cm" svg:y="4.683cm">
            <text:p text:style-name="P1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397cm" svg:height="1.397cm" svg:x="5.953cm" svg:y="8.382cm">
            <text:p text:style-name="P1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397cm" svg:height="1.397cm" svg:x="16.436cm" svg:y="8.382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1.953cm" svg:y1="8.382cm" svg:x2="6.652cm" svg:y2="8.382cm" draw:start-shape="id1" draw:start-glue-point="4" draw:end-shape="id2" draw:end-glue-point="4" svg:d="M1953 8382c0-753 4699-753 4699 0" svg:viewBox="0 0 4700 566">
            <text:p text:style-name="P1">+</text:p>
            <text:p text:style-name="P1"/>
            <text:p text:style-name="P1"/>
          </draw:connector>
          <draw:connector draw:style-name="gr2" draw:text-style-name="P3" draw:layer="layout" draw:type="curve" svg:x1="1.953cm" svg:y1="9.779cm" svg:x2="6.652cm" svg:y2="9.779cm" draw:start-shape="id1" draw:start-glue-point="8" draw:end-shape="id2" draw:end-glue-point="8" svg:d="M1953 9779c0 751 4699 751 4699 0" svg:viewBox="0 0 4700 564">
            <text:p text:style-name="P1"/>
            <text:p text:style-name="P1"/>
            <text:p text:style-name="P1">-</text:p>
          </draw:connector>
          <draw:custom-shape draw:style-name="gr1" draw:text-style-name="P2" xml:id="id7" draw:id="id7" draw:layer="layout" svg:width="1.397cm" svg:height="1.397cm" svg:x="4.837cm" svg:y="12.855cm">
            <text:p text:style-name="P1"><text:span text:style-name="T1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1.397cm" svg:height="1.397cm" svg:x="8.379cm" svg:y="12.855cm">
            <text:p text:style-name="P1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397cm" svg:height="1.397cm" svg:x="11.921cm" svg:y="12.855cm">
            <text:p text:style-name="P1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curve" svg:x1="9.776cm" svg:y1="13.554cm" svg:x2="11.921cm" svg:y2="13.554cm" draw:start-shape="id3" draw:start-glue-point="10" draw:end-shape="id4" draw:end-glue-point="6" svg:d="M9776 13554h2145" svg:viewBox="0 0 2146 1">
            <text:p text:style-name="P1"/>
            <text:p text:style-name="P1">d</text:p>
            <text:p text:style-name="P1"/>
            <text:p text:style-name="P1"/>
          </draw:connector>
          <draw:connector draw:style-name="gr2" draw:text-style-name="P3" draw:layer="layout" draw:type="curve" svg:x1="12.176cm" svg:y1="5.382cm" svg:x2="17.135cm" svg:y2="8.382cm" draw:start-shape="id5" draw:start-glue-point="10" draw:end-shape="id6" draw:end-glue-point="4" svg:d="M12176 5382c3306 0 4959 1000 4959 3000" svg:viewBox="0 0 4960 3001">
            <text:p text:style-name="P1"/>
            <text:p text:style-name="P1">d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draw:connector>
          <draw:connector draw:style-name="gr2" draw:text-style-name="P3" draw:layer="layout" draw:type="curve" svg:x1="1.458cm" svg:y1="8.586cm" svg:x2="10.779cm" svg:y2="5.382cm" draw:start-shape="id1" draw:start-glue-point="5" draw:end-shape="id5" draw:end-glue-point="6" svg:d="M1458 8586c0-2136 3107-3204 9321-3204" svg:viewBox="0 0 9322 3205">
            <text:p text:style-name="P1">.</text:p>
            <text:p text:style-name="P1"/>
            <text:p text:style-name="P1"/>
            <text:p text:style-name="P1"/>
            <text:p text:style-name="P1"/>
            <text:p text:style-name="P1"/>
          </draw:connector>
          <draw:connector draw:style-name="gr2" draw:text-style-name="P5" draw:layer="layout" draw:type="curve" svg:x1="1.458cm" svg:y1="9.575cm" svg:x2="4.837cm" svg:y2="13.554cm" draw:start-shape="id1" draw:start-glue-point="7" draw:end-shape="id7" draw:end-glue-point="6" svg:d="M1458 9575c0 2653 1126 3979 3379 3979" svg:viewBox="0 0 3380 3980">
            <text:p text:style-name="P4"/>
            <text:p text:style-name="P4"/>
            <text:p text:style-name="P4"/>
            <text:p text:style-name="P4"/>
            <text:p text:style-name="P4">d</text:p>
          </draw:connector>
          <draw:connector draw:style-name="gr2" draw:text-style-name="P5" draw:layer="layout" draw:type="curve" svg:x1="4.837cm" svg:y1="13.554cm" svg:x2="6.03cm" svg:y2="14.048cm" draw:start-shape="id7" draw:start-glue-point="6" draw:end-shape="id7" draw:end-glue-point="9" svg:d="M4837 13554c-753 0-627 600-141 988s1334 563 1334-494" svg:viewBox="0 0 1729 1290">
            <text:p text:style-name="P4"/>
            <text:p text:style-name="P4"/>
            <text:p text:style-name="P4"/>
            <text:p text:style-name="P4">d</text:p>
          </draw:connector>
          <draw:connector draw:style-name="gr2" draw:text-style-name="P5" draw:layer="layout" draw:type="curve" svg:x1="6.234cm" svg:y1="13.554cm" svg:x2="8.379cm" svg:y2="13.554cm" draw:start-shape="id7" draw:start-glue-point="10" draw:end-shape="id3" draw:end-glue-point="6" svg:d="M6234 13554h2145" svg:viewBox="0 0 2146 1">
            <text:p text:style-name="P4"><text:s text:c="3"/>.</text:p>
            <text:p text:style-name="P4"/>
          </draw:connector>
          <draw:connector draw:style-name="gr2" draw:text-style-name="P5" draw:layer="layout" draw:type="curve" svg:x1="11.921cm" svg:y1="13.554cm" svg:x2="13.114cm" svg:y2="14.048cm" draw:start-shape="id4" draw:start-glue-point="6" draw:end-shape="id4" draw:end-glue-point="9" svg:d="M11921 13554c-753 0-627 600-141 988s1334 563 1334-494" svg:viewBox="0 0 1729 1290">
            <text:p text:style-name="P4"/>
            <text:p text:style-name="P4"/>
            <text:p text:style-name="P4">d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4:25.048627005</meta:creation-date>
    <meta:generator>LibreOffice/5.3.1.2$Linux_X86_64 LibreOffice_project/30m0$Build-2</meta:generator>
    <dc:date>2017-10-10T16:41:34.581754996</dc:date>
    <meta:editing-duration>PT8M51S</meta:editing-duration>
    <meta:editing-cycles>3</meta:editing-cycles>
    <meta:document-statistic meta:object-count="17"/>
  </office:meta>
</office:document-meta>
</file>